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17.53cm" fo:min-width="17.915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741cm" fo:min-width="5.786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03cm" fo:min-width="3.945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00a933" draw:textarea-horizontal-align="justify" draw:textarea-vertical-align="top" draw:auto-grow-height="false" fo:min-height="11.497cm" fo:min-width="17.28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00a933" draw:textarea-horizontal-align="justify" draw:textarea-vertical-align="top" draw:auto-grow-height="false" fo:min-height="3.877cm" fo:min-width="14.423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03cm" fo:min-width="3.627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02cm" fo:min-width="3.31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03cm" fo:min-width="6.168cm" style:writing-mode="lr-tb" loext:decorative="false"/>
      <style:paragraph-properties style:writing-mode="lr-tb"/>
    </style:style>
    <style:style style:name="gr9" style:family="graphic" style:parent-style-name="objectwithoutfill">
      <style:graphic-properties draw:marker-start="Arrowheads_20_2" draw:marker-end="Arrowheads_20_8" draw:marker-end-width="0.3cm" draw:fill="none" draw:textarea-vertical-align="middle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0.703cm" fo:min-width="1.976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5.215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P1" style:family="paragraph">
      <style:paragraph-properties fo:text-align="start"/>
      <style:text-properties style:font-name="DejaVu Sans" fo:font-size="10pt" style:font-size-asian="10pt" style:font-size-complex="10pt"/>
    </style:style>
    <style:style style:name="P2" style:family="paragraph">
      <style:paragraph-properties fo:text-align="start" style:writing-mode="lr-tb"/>
      <style:text-properties style:font-name="DejaVu Sans" fo:font-size="10pt" style:font-size-asian="10pt" style:font-size-complex="10pt"/>
    </style:style>
    <style:style style:name="P3" style:family="paragraph">
      <style:paragraph-properties fo:text-align="center"/>
      <style:text-properties fo:font-size="11pt"/>
    </style:style>
    <style:style style:name="P4" style:family="paragraph">
      <style:paragraph-properties fo:text-align="center" style:writing-mode="lr-tb"/>
      <style:text-properties fo:font-size="11pt"/>
    </style:style>
    <style:style style:name="P5" style:family="paragraph">
      <style:paragraph-properties fo:text-align="start"/>
      <style:text-properties fo:color="#ffffff" loext:opacity="100%" style:font-name="DejaVu Sans" fo:font-size="8pt" style:font-size-asian="8pt" style:font-size-complex="8pt"/>
    </style:style>
    <style:style style:name="P6" style:family="paragraph">
      <style:paragraph-properties fo:margin-left="0cm" fo:margin-right="0cm" fo:margin-top="0cm" fo:margin-bottom="0cm" fo:line-height="100%" fo:text-align="start" fo:text-indent="0cm"/>
      <style:text-properties fo:color="#ffffff" loext:opacity="100%" style:font-name="DejaVu Sans" fo:font-size="8pt" style:font-size-asian="8pt" style:font-size-complex="8pt"/>
    </style:style>
    <style:style style:name="P7" style:family="paragraph">
      <loext:graphic-properties draw:fill-color="#00a933"/>
      <style:paragraph-properties fo:text-align="start" style:writing-mode="lr-tb"/>
      <style:text-properties fo:color="#ffffff" loext:opacity="100%" style:font-name="DejaVu Sans" fo:font-size="8pt" style:font-size-asian="8pt" style:font-size-complex="8pt"/>
    </style:style>
    <style:style style:name="P8" style:family="paragraph">
      <style:paragraph-properties fo:text-align="start"/>
      <style:text-properties fo:color="#ffffff" loext:opacity="100%" style:font-name="DejaVu Sans" fo:font-size="11pt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fo:color="#ffffff" loext:opacity="100%" style:font-name="DejaVu Sans" fo:font-size="11pt"/>
    </style:style>
    <style:style style:name="P10" style:family="paragraph">
      <loext:graphic-properties draw:fill-color="#00a933"/>
      <style:paragraph-properties fo:text-align="start" style:writing-mode="lr-tb"/>
      <style:text-properties fo:color="#ffffff" loext:opacity="100%" style:font-name="DejaVu Sans" fo:font-size="11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P13" style:family="paragraph"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style:font-name="DejaVu Sans" fo:font-size="10pt" style:font-size-asian="10pt" style:font-size-complex="10pt"/>
    </style:style>
    <style:style style:name="T2" style:family="text">
      <style:text-properties fo:font-size="11pt"/>
    </style:style>
    <style:style style:name="T3" style:family="text">
      <style:text-properties fo:color="#ffffff" loext:opacity="100%" style:font-name="DejaVu Sans" fo:font-size="8pt" style:font-size-asian="8pt" style:font-size-complex="8pt"/>
    </style:style>
    <style:style style:name="T4" style:family="text">
      <style:text-properties fo:color="#ffff00" loext:opacity="100%" style:font-name="DejaVu Sans" fo:font-size="8pt" style:font-size-asian="8pt" style:font-size-complex="8pt"/>
    </style:style>
    <style:style style:name="T5" style:family="text">
      <style:text-properties fo:color="#ffff00" loext:opacity="100%" style:font-name="DejaVu Sans" fo:font-size="11pt"/>
    </style:style>
    <style:style style:name="T6" style:family="text">
      <style:text-properties fo:color="#ffffff" loext:opacity="100%" style:font-name="DejaVu Sans" fo:font-size="11pt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415cm" svg:height="17.78cm" svg:x="1.317cm" svg:y="3.54cm">
          <text:p text:style-name="P1"><text:span text:style-name="T1">/NicerAppWebOS/businessLogic/databases/uDB-2.0.0/functions.php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286cm" svg:height="2.991cm" svg:x="13.382cm" svg:y="21.821cm">
          <text:p text:style-name="P3"><text:span text:style-name="T2">Database Plugin(s);</text:span></text:p>
          <text:p text:style-name="P3"><text:span text:style-name="T2">for instance</text:span><text:span text:style-name="T2"><text:line-break/></text:span><text:span text:style-name="T2">mongoDB, couchdb.apache.org, adodb.sourceforge.net, MySQL, and/or PostGreSQ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953cm" svg:x="14.652cm" svg:y="27.352cm">
          <text:p text:style-name="P3"><text:span text:style-name="T2">PHP server filesystem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7.78cm" svg:height="11.747cm" svg:x="1.635cm" svg:y="9.255cm">
          <text:p text:style-name="P5"><text:span text:style-name="T3">$dbName = ‘nicer_app___themes’;</text:span><text:span text:style-name="T3"><text:line-break/></text:span><text:span text:style-name="T3">$data1 = [[ </text:span></text:p>
          <text:p text:style-name="P5"><text:span text:style-name="T3"><text:tab/></text:span><text:span text:style-name="T3">’id’ =&gt; ‘siteDefault’, </text:span><text:span text:style-name="T3"><text:line-break/></text:span><text:span text:style-name="T3"><text:tab/></text:span><text:span text:style-name="T3">’specificity’ =&gt; ‘Site for all users’,</text:span></text:p>
          <text:p text:style-name="P5"><text:span text:style-name="T3"><text:tab/></text:span><text:span text:style-name="T3">’theme’ =&gt; ‘default’,</text:span></text:p>
          <text:p text:style-name="P5"><text:span text:style-name="T3"><text:tab/></text:span><text:span text:style-name="T3">’css’ =&gt; [</text:span></text:p>
          <text:p text:style-name="P5"><text:span text:style-name="T3"><text:tab/></text:span><text:span text:style-name="T3"><text:tab/></text:span><text:span text:style-name="T3">’#siteBackground’ =&gt; [</text:span></text:p>
          <text:p text:style-name="P5"><text:span text:style-name="T3"><text:tab/></text:span><text:span text:style-name="T3"><text:tab/></text:span><text:span text:style-name="T3"><text:tab/></text:span><text:span text:style-name="T3">’background’ =&gt; ‘/NicerWebAppOS/siteMedia/backgrounds/tiled/grey/wetGlass.jpg’</text:span></text:p>
          <text:p text:style-name="P5"><text:span text:style-name="T3"><text:tab/></text:span><text:span text:style-name="T3"><text:tab/></text:span><text:span text:style-name="T3">]</text:span></text:p>
          <text:p text:style-name="P5"><text:span text:style-name="T3"><text:tab/></text:span><text:span text:style-name="T3">]</text:span></text:p>
          <text:p text:style-name="P5"><text:span text:style-name="T3">],[ </text:span></text:p>
          <text:p text:style-name="P6"><text:span text:style-name="T3"><text:tab/></text:span><text:span text:style-name="T3">’id’ =&gt; ‘siteDefault’, </text:span><text:span text:style-name="T3"><text:line-break/></text:span><text:span text:style-name="T3"><text:tab/></text:span><text:span text:style-name="T3">’specificity’ =&gt; ‘Site for group Guests’,</text:span></text:p>
          <text:p text:style-name="P6"><text:span text:style-name="T3"><text:tab/></text:span><text:span text:style-name="T3">’theme’ =&gt; ‘default’,</text:span></text:p>
          <text:p text:style-name="P6"><text:span text:style-name="T3"><text:tab/></text:span><text:span text:style-name="T3">’css’ =&gt; [</text:span></text:p>
          <text:p text:style-name="P6"><text:span text:style-name="T3"><text:tab/></text:span><text:span text:style-name="T3"><text:tab/></text:span><text:span text:style-name="T3">’#siteBackground’ =&gt; [</text:span></text:p>
          <text:p text:style-name="P6"><text:span text:style-name="T3"><text:tab/></text:span><text:span text:style-name="T3"><text:tab/></text:span><text:span text:style-name="T3"><text:tab/></text:span><text:span text:style-name="T3">’background’ =&gt; ‘/NicerWebAppOS/siteMedia/backgrounds/tiled/orange/abstractPainting.jpg’</text:span></text:p>
          <text:p text:style-name="P6"><text:span text:style-name="T3"><text:tab/></text:span><text:span text:style-name="T3"><text:tab/></text:span><text:span text:style-name="T3">]</text:span></text:p>
          <text:p text:style-name="P6"><text:span text:style-name="T3"><text:tab/></text:span><text:span text:style-name="T3">]</text:span></text:p>
          <text:p text:style-name="P6"><text:span text:style-name="T3">]];</text:span></text:p>
          <text:p text:style-name="P5"><text:span text:style-name="T3">$dbName2 = ‘nicer_app___views’;</text:span></text:p>
          <text:p text:style-name="P5"><text:span text:style-name="T3">$data2 = [[</text:span></text:p>
          <text:p text:style-name="P5"><text:span text:style-name="T3"><text:tab/></text:span><text:span text:style-name="T3">’id’ =&gt; ‘siteDefaultDocs-overview’,</text:span></text:p>
          <text:p text:style-name="P5"><text:span text:style-name="T3"><text:tab/></text:span><text:span text:style-name="T3">’app’ =&gt; [</text:span></text:p>
          <text:p text:style-name="P5"><text:span text:style-name="T3"><text:tab/></text:span><text:span text:style-name="T3">]</text:span><text:span text:style-name="T3"><text:tab/></text:span></text:p>
          <text:p text:style-name="P5"><text:span text:style-name="T3">]];</text:span><text:span text:style-name="T3"><text:line-break/></text:span><text:span text:style-name="T3"><text:line-break/></text:span><text:span text:style-name="T4">naStoreData([</text:span></text:p>
          <text:p text:style-name="P5"><text:span text:style-name="T4"><text:tab/></text:span><text:span text:style-name="T4">’naDataSubsets’ =&gt; [</text:span></text:p>
          <text:p text:style-name="P5"><text:span text:style-name="T4"><text:tab/></text:span><text:span text:style-name="T4"><text:tab/></text:span><text:span text:style-name="T4">[ ‘db’=&gt;$dbName,</text:span><text:span text:style-name="T4"><text:tab/></text:span><text:span text:style-name="T4">‘dataSubSet’=&gt;$data1 ],</text:span></text:p>
          <text:p text:style-name="P6"><text:span text:style-name="T4"><text:tab/></text:span><text:span text:style-name="T4"><text:tab/></text:span><text:span text:style-name="T4">[ ‘db’=&gt;$dbName2,</text:span><text:span text:style-name="T4"><text:tab/></text:span><text:span text:style-name="T4">‘dataSubSet’=&gt;$data2 ],</text:span></text:p>
          <text:p text:style-name="P6"><text:span text:style-name="T4"><text:tab/></text:span><text:span text:style-name="T4"><text:tab/></text:span><text:span text:style-name="T4">[ ‘db’=&gt;$dbName3,</text:span><text:span text:style-name="T4"><text:tab/></text:span><text:span text:style-name="T4">‘dataSubSet’=&gt;$data3 ]</text:span></text:p>
          <text:p text:style-name="P6"><text:span text:style-name="T4"><text:tab/></text:span><text:span text:style-name="T4">]</text:span></text:p>
          <text:p text:style-name="P5"><text:span text:style-name="T4">]);</text:span></text:p>
          <text:p text:style-name="P5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4.923cm" svg:height="4.127cm" svg:x="4.492cm" svg:y="4.493cm">
          <text:p text:style-name="P8"><text:span text:style-name="T5">naFetchData([</text:span></text:p>
          <text:p text:style-name="P8"><text:span text:style-name="T5"><text:tab/></text:span><text:span text:style-name="T5">’naSearches’ =&gt; [</text:span></text:p>
          <text:p text:style-name="P8"><text:span text:style-name="T5"><text:tab/></text:span><text:span text:style-name="T5"><text:tab/></text:span><text:span text:style-name="T5">[ ‘db’=&gt;$dbName,</text:span><text:span text:style-name="T5"><text:tab/></text:span><text:span text:style-name="T5">‘selector’=&gt;$selectorA1 ],</text:span></text:p>
          <text:p text:style-name="P9"><text:span text:style-name="T5"><text:tab/></text:span><text:span text:style-name="T5"><text:tab/></text:span><text:span text:style-name="T5">[ ‘db’=&gt;$dbName,</text:span><text:span text:style-name="T5"><text:tab/></text:span><text:span text:style-name="T5">‘selector’=&gt;$selectorA2 ],</text:span></text:p>
          <text:p text:style-name="P9"><text:span text:style-name="T5"><text:tab/></text:span><text:span text:style-name="T5"><text:tab/></text:span><text:span text:style-name="T5">[ ‘db’=&gt;$dbName2,‘selector’=&gt;$selectorB1 ]</text:span></text:p>
          <text:p text:style-name="P9"><text:span text:style-name="T5"><text:tab/></text:span><text:span text:style-name="T5">],</text:span></text:p>
          <text:p text:style-name="P8"><text:span text:style-name="T5"><text:tab/></text:span><text:span text:style-name="T5">’naPreRender’=&gt;true</text:span></text:p>
          <text:p text:style-name="P8"><text:span text:style-name="T5">]);</text:span></text:p>
          <text:p text:style-name="P8"><text:span text:style-name="T6"/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127cm" svg:height="0.953cm" svg:x="8.937cm" svg:y="27.352cm">
          <text:p text:style-name="P3"><text:span text:style-name="T2">PHP RAM filesystem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81cm" svg:height="0.952cm" svg:x="8.937cm" svg:y="21.955cm">
          <text:p text:style-name="P3"><text:span text:style-name="T2">PHP taskManager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6.668cm" svg:height="0.953cm" svg:x="8.937cm" svg:y="25.447cm">
          <text:p text:style-name="P3"><text:span text:style-name="T2">UDB-2.0.0/connectors/fsDB.php</text:span></text:p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9.89cm" svg:y1="21.32cm" svg:x2="9.89cm" svg:y2="21.955cm">
          <text:p/>
        </draw:line>
        <draw:line draw:style-name="gr9" draw:text-style-name="P11" draw:layer="layout" svg:x1="9.89cm" svg:y1="22.907cm" svg:x2="9.89cm" svg:y2="23.542cm">
          <text:p/>
        </draw:line>
        <draw:line draw:style-name="gr9" draw:text-style-name="P11" draw:layer="layout" svg:x1="9.89cm" svg:y1="26.4cm" svg:x2="9.89cm" svg:y2="27.352cm">
          <text:p/>
        </draw:line>
        <draw:line draw:style-name="gr9" draw:text-style-name="P11" draw:layer="layout" svg:x1="15.161cm" svg:y1="26.318cm" svg:x2="15.161cm" svg:y2="27.27cm">
          <text:p/>
        </draw:line>
        <draw:line draw:style-name="gr9" draw:text-style-name="P11" draw:layer="layout" svg:x1="11.477cm" svg:y1="23.86cm" svg:x2="13.382cm" svg:y2="23.86cm">
          <text:p/>
        </draw:line>
        <draw:custom-shape draw:style-name="gr10" draw:text-style-name="P4" draw:layer="layout" svg:width="2.476cm" svg:height="0.953cm" svg:x="9.001cm" svg:y="23.542cm">
          <text:p text:style-name="P3"><text:span text:style-name="T2">uDB-2.0.0</text:span></text:p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9.89cm" svg:y1="24.495cm" svg:x2="9.89cm" svg:y2="25.447cm">
          <text:p/>
        </draw:line>
        <draw:custom-shape draw:style-name="gr11" draw:text-style-name="P13" draw:layer="layout" svg:width="5.715cm" svg:height="1.27cm" svg:x="1.317cm" svg:y="21.955cm">
          <text:p text:style-name="P12"><text:span text:style-name="T7">scripts.maintenance/systemStart_dbTaskManager.sh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7.032cm" svg:y1="22.59cm" svg:x2="8.937cm" svg:y2="22.272cm">
          <text:p/>
        </draw:line>
        <draw:line draw:style-name="gr9" draw:text-style-name="P11" draw:layer="layout" svg:x1="13.065cm" svg:y1="27.987cm" svg:x2="14.652cm" svg:y2="27.98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5T05:54:07.321995981</meta:creation-date>
    <meta:generator>LibreOffice/25.8.5.2$Linux_X86_64 LibreOffice_project/580$Build-2</meta:generator>
    <dc:date>2026-04-26T12:01:24.127486122</dc:date>
    <meta:editing-duration>PT16H59M56S</meta:editing-duration>
    <meta:editing-cycles>10</meta:editing-cycles>
    <meta:document-statistic meta:object-count="18"/>
  </office:meta>
</office:document-meta>
</file>